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410725103104201</text:p>
          </table:table-cell>
          <table:table-cell office:value-type="string" calcext:value-type="string">
            <text:p>2025-03-11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5876" calcext:value-type="float">
            <text:p>20.55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725103104201</text:p>
          </table:table-cell>
          <table:table-cell office:value-type="string" calcext:value-type="string">
            <text:p>2024-10-15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9176" calcext:value-type="float">
            <text:p>20.83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725103104201</text:p>
          </table:table-cell>
          <table:table-cell office:value-type="string" calcext:value-type="string">
            <text:p>2024-03-22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644" calcext:value-type="float">
            <text:p>19.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725103104201</text:p>
          </table:table-cell>
          <table:table-cell office:value-type="string" calcext:value-type="string">
            <text:p>2023-10-23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55712" calcext:value-type="float">
            <text:p>20.55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725103104201</text:p>
          </table:table-cell>
          <table:table-cell office:value-type="string" calcext:value-type="string">
            <text:p>2023-03-14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58176" calcext:value-type="float">
            <text:p>20.45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725103104201</text:p>
          </table:table-cell>
          <table:table-cell office:value-type="string" calcext:value-type="string">
            <text:p>2022-10-13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4268" calcext:value-type="float">
            <text:p>21.44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725103104201</text:p>
          </table:table-cell>
          <table:table-cell office:value-type="string" calcext:value-type="string">
            <text:p>2022-03-16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70496" calcext:value-type="float">
            <text:p>19.97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725103104201</text:p>
          </table:table-cell>
          <table:table-cell office:value-type="string" calcext:value-type="string">
            <text:p>2021-10-28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19848" calcext:value-type="float">
            <text:p>20.11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725103104201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88912" calcext:value-type="float">
            <text:p>19.48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725103104201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91704" calcext:value-type="float">
            <text:p>20.49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725103104201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87488" calcext:value-type="float">
            <text:p>20.28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725103104201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6376" calcext:value-type="float">
            <text:p>21.29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725103104201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99096" calcext:value-type="float">
            <text:p>20.19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725103104201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40928" calcext:value-type="float">
            <text:p>21.14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725103104201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31456" calcext:value-type="float">
            <text:p>20.03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725103104201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1116" calcext:value-type="float">
            <text:p>20.71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725103104201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25688" calcext:value-type="float">
            <text:p>21.12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725103104201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3744" calcext:value-type="float">
            <text:p>21.57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725103104201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68232" calcext:value-type="float">
            <text:p>21.66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725103104201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8484" calcext:value-type="float">
            <text:p>23.48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725103104201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32" calcext:value-type="float">
            <text:p>21.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725103104201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2764" calcext:value-type="float">
            <text:p>23.02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725103104201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3516" calcext:value-type="float">
            <text:p>22.23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725103104201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13568" calcext:value-type="float">
            <text:p>23.21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725103104201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8172" calcext:value-type="float">
            <text:p>21.38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725103104201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15704" calcext:value-type="float">
            <text:p>22.01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725103104201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3264" calcext:value-type="float">
            <text:p>21.54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725103104201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50984" calcext:value-type="float">
            <text:p>22.35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725103104201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8652" calcext:value-type="float">
            <text:p>21.68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725103104201</text:p>
          </table:table-cell>
          <table:table-cell office:value-type="string" calcext:value-type="string">
            <text:p>200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50984" calcext:value-type="float">
            <text:p>22.35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725103104201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56952" calcext:value-type="float">
            <text:p>22.85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725103104201</text:p>
          </table:table-cell>
          <table:table-cell office:value-type="string" calcext:value-type="string">
            <text:p>200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8276" calcext:value-type="float">
            <text:p>22.08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725103104201</text:p>
          </table:table-cell>
          <table:table-cell office:value-type="string" calcext:value-type="string">
            <text:p>200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79" calcext:value-type="float">
            <text:p>22.4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725103104201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83344" calcext:value-type="float">
            <text:p>22.18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725103104201</text:p>
          </table:table-cell>
          <table:table-cell office:value-type="string" calcext:value-type="string">
            <text:p>200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89896" calcext:value-type="float">
            <text:p>22.78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725103104201</text:p>
          </table:table-cell>
          <table:table-cell office:value-type="string" calcext:value-type="string">
            <text:p>200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3412" calcext:value-type="float">
            <text:p>21.53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725103104201</text:p>
          </table:table-cell>
          <table:table-cell office:value-type="string" calcext:value-type="string">
            <text:p>200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12784" calcext:value-type="float">
            <text:p>21.51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725103104201</text:p>
          </table:table-cell>
          <table:table-cell office:value-type="string" calcext:value-type="string">
            <text:p>200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11616" calcext:value-type="float">
            <text:p>21.31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725103104201</text:p>
          </table:table-cell>
          <table:table-cell office:value-type="string" calcext:value-type="string">
            <text:p>200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308" calcext:value-type="float">
            <text:p>20.83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725103104201</text:p>
          </table:table-cell>
          <table:table-cell office:value-type="string" calcext:value-type="string">
            <text:p>200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19848" calcext:value-type="float">
            <text:p>20.11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725103104201</text:p>
          </table:table-cell>
          <table:table-cell office:value-type="string" calcext:value-type="string">
            <text:p>200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3608" calcext:value-type="float">
            <text:p>19.72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725103104201</text:p>
          </table:table-cell>
          <table:table-cell office:value-type="string" calcext:value-type="string">
            <text:p>200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8444" calcext:value-type="float">
            <text:p>20.28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725103104201</text:p>
          </table:table-cell>
          <table:table-cell office:value-type="string" calcext:value-type="string">
            <text:p>200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65368" calcext:value-type="float">
            <text:p>18.56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00" meta:object-count="0"/>
    <meta:user-defined meta:name="AppVersion">3.0</meta:user-defined>
  </office:meta>
</office:document-meta>
</file>